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4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5.98*</text:p>
          </table:table-cell>
          <table:table-cell office:value-type="string" calcext:value-type="string">
            <text:p>14950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00</text:p>
          </table:table-cell>
          <table:table-cell office:value-type="string" calcext:value-type="string">
            <text:p>12.76</text:p>
          </table:table-cell>
          <table:table-cell table:style-name="Default" table:number-columns-repeated="2"/>
          <table:table-cell/>
          <table:table-cell office:value-type="string" calcext:value-type="string">
            <text:p>15.12.2023 18.03</text:p>
          </table:table-cell>
          <table:table-cell/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0</text:p>
          </table:table-cell>
          <table:table-cell office:value-type="string" calcext:value-type="string">
            <text:p>12.805</text:p>
          </table:table-cell>
          <table:table-cell table:number-columns-repeated="3"/>
          <table:table-cell office:value-type="string" calcext:value-type="string">
            <text:p>15.12.2023 18.03</text:p>
          </table:table-cell>
          <table:table-cell/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1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20:02:35.5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15T20:06:22.313000000</dc:date>
    <meta:editing-duration>P4DT4H51M9S</meta:editing-duration>
    <meta:editing-cycles>1685</meta:editing-cycles>
    <meta:document-statistic meta:table-count="3" meta:cell-count="9484" meta:object-count="0"/>
  </office:meta>
</office:document-meta>
</file>